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3a7" officeooo:paragraph-rsid="001353a7"/>
    </style:style>
    <style:style style:name="P2" style:family="paragraph" style:parent-style-name="Standard">
      <style:text-properties officeooo:rsid="00140ad4" officeooo:paragraph-rsid="00140ad4"/>
    </style:style>
    <style:style style:name="P3" style:family="paragraph" style:parent-style-name="Standard">
      <style:text-properties officeooo:rsid="00150c6e" officeooo:paragraph-rsid="00150c6e"/>
    </style:style>
    <style:style style:name="T1" style:family="text">
      <style:text-properties officeooo:rsid="00140a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 Subastas: </text:p>
      <text:p text:style-name="P1">s_source_id: surge de una variante de source_id, el cual es la probabilidad de que aparezca un source_id en una subasta, y s_source_id es el promedio de las probabilidades para un dispositivo.</text:p>
      <text:p text:style-name="P1"/>
      <text:p text:style-name="P1">s_ref_type<text:span text:style-name="T1">1</text:span>: <text:span text:style-name="T1">cantidad de ref_type que tuvieron</text:span></text:p>
      <text:p text:style-name="P2">s_ref_type2:</text:p>
      <text:p text:style-name="P2"/>
      <text:p text:style-name="P2">s_t_min: tiempo minimo en el cual aparece el dispositivo en una subasta.</text:p>
      <text:p text:style-name="P2">s_t_prom: tiempo promedio en el cual aparece el dispositivo en subasta.</text:p>
      <text:p text:style-name="P2">s_t_max: tiempo maximo en el cual apareció el dispositivo en una subasta.</text:p>
      <text:p text:style-name="P2"/>
      <text:p text:style-name="P2">s_#subastas: cantidad de subastas de un dispositivo.</text:p>
      <text:p text:style-name="P2"/>
      <text:p text:style-name="P3">Eventos:</text:p>
      <text:p text:style-name="P3">e_kind: es el promedio de las probabilidades de que aparezca algún tipo de evento.</text:p>
      <text:p text:style-name="P3">e_app_id: es el promedio de las probabilidades de que aparezca en alguna aplicación.</text:p>
      <text:p text:style-name="P3">e_event_id: es el promedio de las probabilidades de que aparezca un evento.</text:p>
      <text:p text:style-name="P3">e_#wifi: cantidad de eventos con wifi.</text:p>
      <text:p text:style-name="P3">e_#atribuidos: cantidad de eventos atribuidos a japp.</text:p>
      <text:p text:style-name="P3">e_#eventos: cantidad de eventos de un dispositivo.</text:p>
      <text:p text:style-name="P3">e_t_prom: es el tiempo promedio en el cual aparece un ev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5:23:28.667050347</meta:creation-date>
    <dc:date>2019-06-17T07:01:03.256054258</dc:date>
    <meta:editing-duration>PT1H27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53" meta:character-count="988" meta:non-whitespace-character-count="850"/>
  </office:meta>
</office:document-meta>
</file>